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b67f9"/>
    </style:style>
    <style:style style:name="P2" style:family="paragraph" style:parent-style-name="Heading_20_1">
      <style:text-properties officeooo:rsid="001b67f9"/>
    </style:style>
    <style:style style:name="P3" style:family="paragraph" style:parent-style-name="Heading_20_2">
      <style:text-properties officeooo:rsid="001b67f9" officeooo:paragraph-rsid="001b67f9"/>
    </style:style>
    <style:style style:name="P4" style:family="paragraph" style:parent-style-name="Heading_20_3">
      <style:text-properties officeooo:rsid="001b67f9" officeooo:paragraph-rsid="001b67f9"/>
    </style:style>
    <style:style style:name="P5" style:family="paragraph" style:parent-style-name="Heading_20_4">
      <style:text-properties officeooo:rsid="001b67f9" officeooo:paragraph-rsid="001b67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Followed by tab</text:h>
      <text:p text:style-name="P1"><text:chapter text:display="name" text:outline-level="1">Followed by tab</text:chapter></text:p>
      <text:p text:style-name="P1"><text:chapter text:display="number" text:outline-level="1">&gt;I&lt;</text:chapter></text:p>
      <text:p text:style-name="P1"><text:chapter text:display="number-and-name" text:outline-level="1">&gt;I&lt; Followed by tab</text:chapter></text:p>
      <text:p text:style-name="P1"><text:chapter text:display="plain-number" text:outline-level="1">I</text:chapter></text:p>
      <text:h text:style-name="P3" text:outline-level="2">Followed by space</text:h>
      <text:p text:style-name="P1"><text:chapter text:display="name" text:outline-level="2">Followed by space</text:chapter></text:p>
      <text:p text:style-name="P1"><text:chapter text:display="number" text:outline-level="2">&gt;I.I&lt;</text:chapter></text:p>
      <text:p text:style-name="P1"><text:chapter text:display="number-and-name" text:outline-level="2">&gt;I.I&lt; Followed by space</text:chapter></text:p>
      <text:p text:style-name="P1"><text:chapter text:display="plain-number" text:outline-level="2">I.I</text:chapter></text:p>
      <text:h text:style-name="P4" text:outline-level="3">Followed by nothing</text:h>
      <text:p text:style-name="P1"><text:chapter text:display="name" text:outline-level="3">Followed by nothing</text:chapter></text:p>
      <text:p text:style-name="P1"><text:chapter text:display="number" text:outline-level="3">&gt;I.I.I&lt;</text:chapter></text:p>
      <text:p text:style-name="P1"><text:chapter text:display="number-and-name" text:outline-level="3">&gt;I.I.I&lt;Followed by nothing</text:chapter></text:p>
      <text:p text:style-name="P1"><text:chapter text:display="plain-number" text:outline-level="3">I.I.I</text:chapter></text:p>
      <text:h text:style-name="P5" text:outline-level="4">Followed by newline</text:h>
      <text:p text:style-name="P1"><text:chapter text:display="name" text:outline-level="4">Followed by newline</text:chapter></text:p>
      <text:p text:style-name="P1"><text:chapter text:display="number" text:outline-level="4">&gt;I.I.I.I&lt;</text:chapter></text:p>
      <text:p text:style-name="P1"><text:chapter text:display="number-and-name" text:outline-level="4">&gt;I.I.I.I&lt; Followed by newline</text:chapter></text:p>
      <text:p text:style-name="P1"><text:chapter text:display="plain-number" text:outline-level="4">I.I.I.I</text:chapter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loext:num-list-format="&gt;%1%&lt;" style:num-prefix="&gt;" style:num-suffix="&lt;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&gt;%1%.%2%&lt;" style:num-prefix="&gt;" style:num-suffix="&lt;" style:num-format="I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&gt;%1%.%2%.%3%&lt;" style:num-prefix="&gt;" style:num-suffix="&lt;" style:num-format="I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&gt;%1%.%2%.%3%.%4%&lt;" style:num-prefix="&gt;" style:num-suffix="&lt;" style:num-format="I" text:display-levels="4">
        <style:list-level-properties text:list-level-position-and-space-mode="label-alignment">
          <style:list-level-label-alignment text:label-followed-by="listtab" loext:label-followed-by="newline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3T15:09:31.606000000</meta:creation-date>
    <dc:date>2021-07-23T16:49:18.640000000</dc:date>
    <meta:editing-duration>PT1H26M42S</meta:editing-duration>
    <meta:editing-cycles>3</meta:editing-cycles>
    <meta:generator>LibreOfficeDev/7.3.0.0.alpha0$Windows_X86_64 LibreOffice_project/68b7b22671329a5940a2a52c51439f1697391810</meta:generator>
    <meta:document-statistic meta:table-count="0" meta:image-count="0" meta:object-count="0" meta:page-count="1" meta:paragraph-count="20" meta:word-count="51" meta:character-count="285" meta:non-whitespace-character-count="258"/>
  </office:meta>
</office:document-meta>
</file>